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44.7mm"/>
    </style:style>
    <style:style style:name="co6" style:family="table-column">
      <style:table-column-properties fo:break-before="auto" style:column-width="3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table table:name="Депозит с комиссией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Депозит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полнение наличным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-[.E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0]" office:value-type="float" office:value="-200" calcext:value-type="float">
            <text:p>-200</text:p>
          </table:table-cell>
          <table:table-cell table:formula="of:=[.G10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formula="of:=-SUM([.E9:.E10])" office:value-type="float" office:value="-5200" calcext:value-type="float">
            <text:p>-5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депозиту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6000" calcext:value-type="float">
            <text:p>-16000</text:p>
          </table:table-cell>
          <table:table-cell/>
          <table:table-cell table:formula="of:=-[.E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7]" office:value-type="float" office:value="-200" calcext:value-type="float">
            <text:p>-200</text:p>
          </table:table-cell>
          <table:table-cell table:formula="of:=[.G17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16:.E17])"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0];[.A6:.A20])" office:value-type="float" office:value="0.105080002767215" calcext:value-type="float">
            <text:p>0,1051</text:p>
          </table:table-cell>
          <table:table-cell table:style-name="ce3" table:formula="of:=XIRR([.I6:.I20];[.A6:.A20])" office:value-type="float" office:value="0.180838328428385" calcext:value-type="float">
            <text:p>0,1808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7];[.A6:.A17])" office:value-type="float" office:value="0.105080002767215" calcext:value-type="float">
            <text:p>0,1051</text:p>
          </table:table-cell>
          <table:table-cell table:style-name="ce3" table:formula="of:=[.G25]-[.H22]" office:value-type="float" office:value="0" calcext:value-type="float">
            <text:p>0,0000</text:p>
          </table:table-cell>
          <table:table-cell table:style-name="ce3" table:formula="of:=[.I22]-[.G25]" office:value-type="float" office:value="0.0757583256611698" calcext:value-type="float">
            <text:p>0,0758</text:p>
          </table:table-cell>
          <table:table-cell table:style-name="ce3" table:formula="of:=[.G25]-[.H25]" office:value-type="float" office:value="0.105080002767215" calcext:value-type="float">
            <text:p>0,1051</text:p>
          </table:table-cell>
        </table:table-row>
      </table:table>
      <table:table table:name="Покупка с комиссией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Покупка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0]" office:value-type="float" office:value="-100" calcext:value-type="float">
            <text:p>-100</text:p>
          </table:table-cell>
          <table:table-cell table:formula="of:=[.G10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9:.E10])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4]" office:value-type="float" office:value="-100" calcext:value-type="float">
            <text:p>-100</text:p>
          </table:table-cell>
          <table:table-cell table:formula="of:=[.G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13:.E14])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formula="of:=[.E6]+[.E9]+[.E13]" office:value-type="float" office:value="7800" calcext:value-type="float">
            <text:p>7800</text:p>
          </table:table-cell>
          <table:table-cell table:formula="of:=[.G18]" office:value-type="float" office:value="7800" calcext:value-type="float">
            <text:p>7800</text:p>
          </table:table-cell>
          <table:table-cell table:style-name="ce5" table:formula="of:=[.G18]" office:value-type="float" office:value="7800" calcext:value-type="float">
            <text:p>780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8];[.A6:.A18])" office:value-type="float" office:value="-0.0241887019420289" calcext:value-type="float">
            <text:p>-0,0242</text:p>
          </table:table-cell>
          <table:table-cell table:style-name="ce3" table:formula="of:=XIRR([.I6:.I18];[.A6:.A18])" office:value-type="float" office:value="1.91019206333197E-017" calcext:value-type="float">
            <text:p>0,0000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8];[.A6:.A18])" office:value-type="float" office:value="-0.0241887019420289" calcext:value-type="float">
            <text:p>-0,0242</text:p>
          </table:table-cell>
          <table:table-cell table:style-name="ce3" table:formula="of:=[.G23]-[.H20]" office:value-type="float" office:value="0" calcext:value-type="float">
            <text:p>0,0000</text:p>
          </table:table-cell>
          <table:table-cell table:style-name="ce3" table:formula="of:=[.I20]-[.G23]" office:value-type="float" office:value="0.0241887019420289" calcext:value-type="float">
            <text:p>0,0242</text:p>
          </table:table-cell>
          <table:table-cell table:style-name="ce3" table:formula="of:=[.G23]-[.H23]" office:value-type="float" office:value="-0.0241887019420289" calcext:value-type="float">
            <text:p>-0,0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 style:data-style-name="N2" text:time-value="09:12:35.37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1.2$Windows_x86 LibreOffice_project/e80a0e0fd1875e1696614d24c32df0f95f03deb2</meta:generator>
    <dc:date>2017-04-21T12:34:54.988000000</dc:date>
    <meta:editing-duration>PT40M35S</meta:editing-duration>
    <meta:editing-cycles>9</meta:editing-cycles>
    <meta:document-statistic meta:table-count="5" meta:cell-count="473" meta:object-count="0"/>
  </office:meta>
</office:document-meta>
</file>